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rd" style:family="table">
      <style:table-properties style:width="5.976cm" table:align="margins"/>
    </style:style>
    <style:style style:name="Card.A" style:family="table-column">
      <style:table-column-properties style:column-width="1.991cm" style:rel-column-width="21845*"/>
    </style:style>
    <style:style style:name="Car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rd.C1" style:family="table-cell">
      <style:table-cell-properties fo:padding="0.097cm" fo:border="0.002cm solid #000000"/>
    </style:style>
    <style:style style:name="Card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976cm" table:align="margins"/>
    </style:style>
    <style:style style:name="Table1.A" style:family="table-column">
      <style:table-column-properties style:column-width="1.991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ard" style:family="table">
      <style:table-properties style:width="5.976cm" table:align="margins"/>
    </style:style>
    <style:style style:name="Card.A" style:family="table-column">
      <style:table-column-properties style:column-width="1.991cm" style:rel-column-width="21845*"/>
    </style:style>
    <style:style style:name="Car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rd.C1" style:family="table-cell">
      <style:table-cell-properties fo:padding="0.097cm" fo:border="0.002cm solid #000000"/>
    </style:style>
    <style:style style:name="Card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976cm" table:align="margins"/>
    </style:style>
    <style:style style:name="Table1.A" style:family="table-column">
      <style:table-column-properties style:column-width="1.991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text-properties fo:font-size="6pt" style:font-size-asian="6pt" style:font-size-complex="6pt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variable-decls>
        <text:variable-decl office:value-type="string" text:name="TaskID"/>
        <text:variable-decl office:value-type="string" text:name="TaskName"/>
        <text:variable-decl office:value-type="string" text:name="TaskDescription"/>
        <text:variable-decl office:value-type="string" text:name="TaskEstimate"/>
        <text:variable-decl office:value-type="string" text:name="StoryID"/>
        <text:variable-decl office:value-type="string" text:name="StoryName"/>
        <text:variable-decl office:value-type="string" text:name="StoryDescription"/>
        <text:variable-decl office:value-type="string" text:name="StoryRank"/>
        <text:variable-decl office:value-type="string" text:name="StorySiz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Story" text:anchor-type="page" text:anchor-page-number="1" svg:x="0.706cm" svg:y="1.76cm" svg:width="6.279cm" svg:height="3.81cm" draw:z-index="0">
        <draw:text-box>
          <table:table table:name="Card" table:style-name="Card">
            <table:table-column table:style-name="Card.A" table:number-columns-repeated="3"/>
            <table:table-row>
              <table:table-cell table:style-name="Card.A1" office:value-type="string">
                <text:p text:style-name="P6">Prio: Story</text:p>
              </table:table-cell>
              <table:table-cell table:style-name="Card.A1" office:value-type="string">
                <text:p text:style-name="P5"><text:variable-set text:name="StoryRank" office:value-type="string">StoryRank</text:variable-set>: <text:variable-set text:name="StoryID" office:value-type="string">StoryID</text:variable-set></text:p>
              </table:table-cell>
              <table:table-cell table:style-name="Card.C1" office:value-type="string">
                <text:p text:style-name="P5"><text:variable-set text:name="StorySize" office:value-type="string">StorySize</text:variable-set></text:p>
              </table:table-cell>
            </table:table-row>
            <table:table-row>
              <table:table-cell table:style-name="Card.A2" table:number-columns-spanned="3" office:value-type="string">
                <text:p text:style-name="P3"><text:variable-set text:name="StoryName" office:value-type="string">StoryName</text:variable-set></text:p>
              </table:table-cell>
              <table:covered-table-cell/>
              <table:covered-table-cell/>
            </table:table-row>
            <table:table-row>
              <table:table-cell table:style-name="Card.A2" table:number-columns-spanned="3" office:value-type="string">
                <text:p text:style-name="P4"><text:variable-set text:name="StoryDescription" office:value-type="string">StoryDescription</text:variable-set></text:p>
              </table:table-cell>
              <table:covered-table-cell/>
              <table:covered-table-cell/>
            </table:table-row>
          </table:table>
          <text:p text:style-name="P1"/>
        </draw:text-box>
      </draw:frame>
      <draw:frame draw:style-name="fr1" draw:name="Task" text:anchor-type="page" text:anchor-page-number="1" svg:x="0.69cm" svg:y="5.78cm" svg:width="6.279cm" svg:height="3.81cm" draw:z-index="1">
        <draw:text-box>
          <table:table table:name="Table1" table:style-name="Table1">
            <table:table-column table:style-name="Table1.A" table:number-columns-repeated="3"/>
            <table:table-row>
              <table:table-cell table:style-name="Table1.A1" office:value-type="string">
                <text:p text:style-name="P6">Prio: Story/task</text:p>
              </table:table-cell>
              <table:table-cell table:style-name="Table1.A1" office:value-type="string">
                <text:p text:style-name="P5"><text:variable-set text:name="StoryRank" office:value-type="string">StoryRank</text:variable-set>: <text:variable-set text:name="StoryID" office:value-type="string">StoryID</text:variable-set>/<text:variable-set text:name="TaskID" office:value-type="string">TaskID</text:variable-set></text:p>
              </table:table-cell>
              <table:table-cell table:style-name="Table1.C1" office:value-type="string">
                <text:p text:style-name="P5"><text:variable-set text:name="TaskEstimate" office:value-type="string"> TaskEstimate</text:variable-set></text:p>
              </table:table-cell>
            </table:table-row>
            <table:table-row>
              <table:table-cell table:style-name="Table1.A2" table:number-columns-spanned="3" office:value-type="string">
                <text:p text:style-name="P4"><text:variable-set text:name="StoryName" office:value-type="string">StoryName</text:variable-set></text:p>
              </table:table-cell>
              <table:covered-table-cell/>
              <table:covered-table-cell/>
            </table:table-row>
            <table:table-row>
              <table:table-cell table:style-name="Table1.A2" table:number-columns-spanned="3" office:value-type="string">
                <text:p text:style-name="P3"><text:variable-set text:name="TaskName" office:value-type="string"> TaskName</text:variable-set></text:p>
              </table:table-cell>
              <table:covered-table-cell/>
              <table:covered-table-cell/>
            </table:table-row>
          </table:table>
          <text:p text:style-name="P1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2T15:39:21.56</meta:creation-date>
    <dc:date>2009-01-06T11:31:38.66</dc:date>
    <meta:editing-duration>PT07H05M36S</meta:editing-duration>
    <meta:editing-cycles>19</meta:editing-cycles>
    <meta:generator>OpenOffice.org/3.0_Beta$Win32 OpenOffice.org_project/300m3$Build-9328</meta:generator>
    <dc:creator>Emiliano Heyns</dc:creator>
    <meta:document-statistic meta:character-count="135" meta:image-count="0" meta:object-count="0" meta:page-count="1" meta:paragraph-count="10" meta:table-count="2" meta:word-count="1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